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SVSSCREATE.setComment( String com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VSSCREATE.setAutoresponse( String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VSSCREATE.buildCmdLi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MSVSSCREATE.setQuiet( boolean qui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